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2.0264in"/>
    </style:style>
    <style:style style:name="co13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1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27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dddddd"/>
    </style:style>
    <style:style style:name="ce29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order-left="0.06pt solid #000000" fo:border-right="none" fo:border-top="none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43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4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46" style:family="table-cell" style:parent-style-name="Default">
      <style:table-cell-properties fo:background-color="#dddddd"/>
    </style:style>
    <style:style style:name="ce47" style:family="table-cell" style:parent-style-name="Default">
      <style:table-cell-properties fo:background-color="#dddddd"/>
      <style:text-properties fo:color="#000000"/>
    </style:style>
    <style:style style:name="ce48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ce37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default-cell-style-name="ce34"/>
        <table:table-column table:style-name="co11" table:default-cell-style-name="ce37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heat sheet for aiolos files </text:p>
          </table:table-cell>
          <table:table-cell table:number-columns-repeated="5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33" office:value-type="string" calcext:value-type="string">
            <text:p>Output file</text:p>
          </table:table-cell>
          <table:table-cell table:style-name="ce36"/>
          <table:table-cell/>
          <table:table-cell table:style-name="ce33" office:value-type="string" calcext:value-type="string">
            <text:p>Diagnostic file, 1 band</text:p>
          </table:table-cell>
          <table:table-cell table:style-name="ce36"/>
          <table:table-cell/>
          <table:table-cell table:style-name="ce41" office:value-type="string" calcext:value-type="string">
            <text:p>Diagnostic file, 2 bands</text:p>
          </table:table-cell>
          <table:table-cell table:style-name="ce36"/>
          <table:table-cell/>
          <table:table-cell table:style-name="ce41" office:value-type="string" calcext:value-type="string">
            <text:p>Diagnostic file, 2 bands, 3 species</text:p>
          </table:table-cell>
          <table:table-cell table:style-name="ce36"/>
          <table:table-cell/>
          <table:table-cell table:style-name="ce33" office:value-type="string" calcext:value-type="string">
            <text:p>Diagnostic file, 3 bands</text:p>
          </table:table-cell>
          <table:table-cell table:style-name="ce36"/>
          <table:table-cell/>
          <table:table-cell table:style-name="ce41" office:value-type="string" calcext:value-type="string">
            <text:p>Diagnostic file, 2 bands in, 1 band out, 4 species</text:p>
          </table:table-cell>
          <table:table-cell table:style-name="ce36"/>
          <table:table-cell/>
          <table:table-cell table:style-name="ce41" office:value-type="string" calcext:value-type="string">
            <text:p>Diagnostic file, 3 bands in, 1 band out, 4 species</text:p>
          </table:table-cell>
          <table:table-cell table:style-name="ce36"/>
        </table:table-row>
        <table:table-row table:style-name="ro1">
          <table:table-cell table:style-name="ce34" office:value-type="string" calcext:value-type="string">
            <text:p>Column number</text:p>
          </table:table-cell>
          <table:table-cell table:style-name="ce37" office:value-type="string" calcext:value-type="string">
            <text:p>Variable</text:p>
          </table:table-cell>
          <table:table-cell/>
          <table:table-cell table:style-name="ce34" office:value-type="string" calcext:value-type="string">
            <text:p>Column number</text:p>
          </table:table-cell>
          <table:table-cell table:style-name="ce37" office:value-type="string" calcext:value-type="string">
            <text:p>Variable</text:p>
          </table:table-cell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table:style-name="ce34" office:value-type="string" calcext:value-type="string">
            <text:p>Column number</text:p>
          </table:table-cell>
          <table:table-cell table:style-name="ce37"/>
          <table:table-cell/>
          <table:table-cell table:style-name="ce34" office:value-type="string" calcext:value-type="string">
            <text:p>Column number</text:p>
          </table:table-cell>
          <table:table-cell table:style-name="ce37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  <table:table-cell/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x</text:p>
          </table:table-cell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8" office:value-type="string" calcext:value-type="string">
            <text:p>rho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J_to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J_tot</text:p>
          </table:table-cell>
          <table:table-cell/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J_tot</text:p>
          </table:table-cell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8" office:value-type="string" calcext:value-type="string">
            <text:p>momentum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  <table:table-cell/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S_tot</text:p>
          </table:table-cell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energy density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4"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rho_flux left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8" office:value-type="string" calcext:value-type="string">
            <text:p>J1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8" office:value-type="string" calcext:value-type="string">
            <text:p>J1</text:p>
          </table:table-cell>
          <table:table-cell/>
          <table:table-cell office:value-type="float" office:value="5" calcext:value-type="float">
            <text:p>5</text:p>
          </table:table-cell>
          <table:table-cell table:style-name="ce44" office:value-type="string" calcext:value-type="string">
            <text:p>J1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  <table:table-cell/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S0</text:p>
          </table:table-cell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momentum_flux left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dS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0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0</text:p>
          </table:table-cell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J2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  <table:table-cell/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1</text:p>
          </table:table-cell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energy_density_flux left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rho*kappa_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1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S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0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7" calcext:value-type="float">
            <text:p>7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9"/>
          <table:table-cell/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tau_cell</text:p>
          </table:table-cell>
          <table:table-cell/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1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8" calcext:value-type="float">
            <text:p>8</text:p>
          </table:table-cell>
          <table:table-cell table:style-name="ce42" office:value-type="string" calcext:value-type="string">
            <text:p>dS0</text:p>
          </table:table-cell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9" office:value-type="string" calcext:value-type="string">
            <text:p>F_L – F_R + S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tau_radial</text:p>
          </table:table-cell>
          <table:table-cell/>
          <table:table-cell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2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table:style-name="ce34" office:value-type="float" office:value="9" calcext:value-type="float">
            <text:p>9</text:p>
          </table:table-cell>
          <table:table-cell table:style-name="ce42" office:value-type="string" calcext:value-type="string">
            <text:p>dS1</text:p>
          </table:table-cell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39"/>
          <table:table-cell/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kappa_P(Tsun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_spec rho kappa_R 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sum_spec rho kappa_R 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dS0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sum_spec rho kappa_R 1</text:p>
          </table:table-cell>
          <table:table-cell/>
          <table:table-cell table:style-name="ce34" office:value-type="float" office:value="10" calcext:value-type="float">
            <text:p>10</text:p>
          </table:table-cell>
          <table:table-cell table:style-name="ce47" office:value-type="string" calcext:value-type="string">
            <text:p>dS2</text:p>
          </table:table-cell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Pressure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kappa_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um_spec rho kappa_R 1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sum_spec rho kappa_R 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4" office:value-type="string" calcext:value-type="string">
            <text:p>dS1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sum_spec rho kappa_R 0</text:p>
          </table:table-cell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velocity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kappa_R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4" office:value-type="string" calcext:value-type="string">
            <text:p>dS2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tau_tot cell 1</text:p>
          </table:table-cell>
          <table:table-cell/>
          <table:table-cell table:style-name="ce34" office:value-type="float" office:value="12" calcext:value-type="float">
            <text:p>12</text:p>
          </table:table-cell>
          <table:table-cell table:style-name="ce38" office:value-type="string" calcext:value-type="string">
            <text:p>tau_tot cell 0</text:p>
          </table:table-cell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_ra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tau_tot cell 1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8" office:value-type="string" calcext:value-type="string">
            <text:p>tau_tot cell 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hokappa_R 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tau_tot radial 0</text:p>
          </table:table-cell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dt_cs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_ga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0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au_tot radial 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hokappa_R 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tau_tot radial 1</text:p>
          </table:table-cell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dt_CFL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Pressur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au_tot radial 1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tau_tot radial 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hokappa_R 2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table:style-name="ce34" office:value-type="float" office:value="15" calcext:value-type="float">
            <text:p>15</text:p>
          </table:table-cell>
          <table:table-cell office:value-type="string" calcext:value-type="string">
            <text:p>tau_tot_radial_2</text:p>
          </table:table-cell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cs</text:p>
          </table:table-cell>
          <table:table-cell/>
          <table:table-cell table:style-name="ce35" office:value-type="float" office:value="16" calcext:value-type="float">
            <text:p>16</text:p>
          </table:table-cell>
          <table:table-cell table:style-name="ce40" office:value-type="string" calcext:value-type="string">
            <text:p>Lumi = Flux0 *r^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kappa_R 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R 0, <text:s text:c="2"/>spec 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4" office:value-type="string" calcext:value-type="string">
            <text:p>tau_tot cell 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P 0, <text:s text:c="2"/>spec 0</text:p>
          </table:table-cell>
          <table:table-cell/>
          <table:table-cell table:style-name="ce34" office:value-type="float" office:value="16" calcext:value-type="float">
            <text:p>16</text:p>
          </table:table-cell>
          <table:table-cell table:style-name="ce38" office:value-type="string" calcext:value-type="string">
            <text:p>kappa_S 0, spec0</text:p>
          </table:table-cell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dt_d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convective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8" office:value-type="string" calcext:value-type="string">
            <text:p>kappa_P 0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38" office:value-type="string" calcext:value-type="string">
            <text:p>kappa_P 0, <text:s text:c="2"/>spec 0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tau_tot cell 1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38" office:value-type="string" calcext:value-type="string">
            <text:p>kappa_P(Tsun) 0, spec0</text:p>
          </table:table-cell>
          <table:table-cell/>
          <table:table-cell table:style-name="ce34" office:value-type="float" office:value="17" calcext:value-type="float">
            <text:p>17</text:p>
          </table:table-cell>
          <table:table-cell table:style-name="ce46" office:value-type="string" calcext:value-type="string">
            <text:p>kappa_S 0, spec1</text:p>
          </table:table-cell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u_analytic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38" office:value-type="string" calcext:value-type="string">
            <text:p>kappa_P(Tsun) 0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P(Tsun) 0, spec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tau_tot cell 2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43" office:value-type="string" calcext:value-type="string">
            <text:p>kappa_R 0, <text:s text:c="2"/>spec 1</text:p>
          </table:table-cell>
          <table:table-cell/>
          <table:table-cell table:style-name="ce34" office:value-type="float" office:value="18" calcext:value-type="float">
            <text:p>18</text:p>
          </table:table-cell>
          <table:table-cell table:style-name="ce38" office:value-type="string" calcext:value-type="string">
            <text:p>kappa_S 0, spec2</text:p>
          </table:table-cell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alpha_collision_1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kappa_R 1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3" office:value-type="string" calcext:value-type="string">
            <text:p>kappa_R 0, <text:s text:c="2"/>spec 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au_tot radial 0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table:style-name="ce34" office:value-type="float" office:value="19" calcext:value-type="float">
            <text:p>19</text:p>
          </table:table-cell>
          <table:table-cell table:style-name="ce46" office:value-type="string" calcext:value-type="string">
            <text:p>kappa_S 0, spec3</text:p>
          </table:table-cell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37" office:value-type="string" calcext:value-type="string">
            <text:p>Phi_grav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kappa_P 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P 0, <text:s text:c="2"/>spec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au_tot radial 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P(Tsun) 0, spec1</text:p>
          </table:table-cell>
          <table:table-cell/>
          <table:table-cell table:style-name="ce34" office:value-type="float" office:value="20" calcext:value-type="float">
            <text:p>20</text:p>
          </table:table-cell>
          <table:table-cell table:style-name="ce43" office:value-type="string" calcext:value-type="string">
            <text:p>kappa_S 1, spec0</text:p>
          </table:table-cell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enclosed mass (r) this species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43" office:value-type="string" calcext:value-type="string">
            <text:p>kappa_P(Tsun) 1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3" office:value-type="string" calcext:value-type="string">
            <text:p>kappa_P(Tsun) 0, spec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au_tot radial 2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table:style-name="ce34" office:value-type="float" office:value="21" calcext:value-type="float">
            <text:p>21</text:p>
          </table:table-cell>
          <table:table-cell table:style-name="ce48" office:value-type="string" calcext:value-type="string">
            <text:p>kappa_S 1, spec1</text:p>
          </table:table-cell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cooling dG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44" office:value-type="string" calcext:value-type="string">
            <text:p>Trad_tot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kappa_R 0, <text:s text:c="2"/>spec 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4" office:value-type="string" calcext:value-type="string">
            <text:p>kappa_R 0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38" office:value-type="string" calcext:value-type="string">
            <text:p>kappa_P 0, <text:s text:c="2"/>spec 2</text:p>
          </table:table-cell>
          <table:table-cell/>
          <table:table-cell table:style-name="ce34" office:value-type="float" office:value="22" calcext:value-type="float">
            <text:p>22</text:p>
          </table:table-cell>
          <table:table-cell table:style-name="ce43" office:value-type="string" calcext:value-type="string">
            <text:p>kappa_S 1, spec2</text:p>
          </table:table-cell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style-name="ce40" office:value-type="string" calcext:value-type="string">
            <text:p>heating d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T_gas_0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8" office:value-type="string" calcext:value-type="string">
            <text:p>kappa_P 0, <text:s text:c="2"/>spec 2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4" office:value-type="string" calcext:value-type="string">
            <text:p>kappa_P 0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38" office:value-type="string" calcext:value-type="string">
            <text:p>kappa_P(Tsun) 0, spec2</text:p>
          </table:table-cell>
          <table:table-cell/>
          <table:table-cell table:style-name="ce34" office:value-type="float" office:value="23" calcext:value-type="float">
            <text:p>23</text:p>
          </table:table-cell>
          <table:table-cell table:style-name="ce48" office:value-type="string" calcext:value-type="string">
            <text:p>kappa_S 1, spec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ictional accel_12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8" office:value-type="string" calcext:value-type="string">
            <text:p>kappa_P(Tsun) 0, spec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44" office:value-type="string" calcext:value-type="string">
            <text:p>kappa_P (Tsun) 0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43" office:value-type="string" calcext:value-type="string">
            <text:p>kappa_R 1, <text:s text:c="2"/>spec 0</text:p>
          </table:table-cell>
          <table:table-cell/>
          <table:table-cell table:style-name="ce34" office:value-type="float" office:value="24" calcext:value-type="float">
            <text:p>24</text:p>
          </table:table-cell>
          <table:table-cell table:style-name="ce38" office:value-type="string" calcext:value-type="string">
            <text:p>kappa_S 2, spec0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43" office:value-type="string" calcext:value-type="string">
            <text:p>kappa_R 1, <text:s text:c="2"/>spec 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3" office:value-type="string" calcext:value-type="string">
            <text:p>kappa_R 1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43" office:value-type="string" calcext:value-type="string">
            <text:p>kappa_P 1, <text:s text:c="2"/>spec 0</text:p>
          </table:table-cell>
          <table:table-cell/>
          <table:table-cell table:style-name="ce34" office:value-type="float" office:value="25" calcext:value-type="float">
            <text:p>25</text:p>
          </table:table-cell>
          <table:table-cell table:style-name="ce46" office:value-type="string" calcext:value-type="string">
            <text:p>kappa_S 2, spec1</text:p>
          </table:table-cell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ce45" office:value-type="string" calcext:value-type="string">
            <text:p>Flux 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43" office:value-type="string" calcext:value-type="string">
            <text:p>kappa_P 1, <text:s text:c="2"/>spec 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3" office:value-type="string" calcext:value-type="string">
            <text:p>kappa_P 1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43" office:value-type="string" calcext:value-type="string">
            <text:p>kappa_P(Tsun) 1, spec0</text:p>
          </table:table-cell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kappa_S 2, spec2</text:p>
          </table:table-cell>
        </table:table-row>
        <table:table-row table:style-name="ro1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Lconvective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43" office:value-type="string" calcext:value-type="string">
            <text:p>kappa_P(Tsun) 1, spec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43" office:value-type="string" calcext:value-type="string">
            <text:p>kappa_P (Tsun) 1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kappa_R 1, <text:s text:c="2"/>spec 1</text:p>
          </table:table-cell>
          <table:table-cell/>
          <table:table-cell table:style-name="ce35" office:value-type="float" office:value="27" calcext:value-type="float">
            <text:p>27</text:p>
          </table:table-cell>
          <table:table-cell table:style-name="ce46" office:value-type="string" calcext:value-type="string">
            <text:p>kappa_S 2, spec3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kappa_R 1, <text:s text:c="2"/>spec 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8" office:value-type="string" calcext:value-type="string">
            <text:p>kappa_R 2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kappa_P 1, <text:s text:c="2"/>spec 1</text:p>
          </table:table-cell>
          <table:table-cell/>
          <table:table-cell table:style-name="ce35" office:value-type="float" office:value="28" calcext:value-type="float">
            <text:p>28</text:p>
          </table:table-cell>
          <table:table-cell table:style-name="ce43" office:value-type="string" calcext:value-type="string">
            <text:p>kappa_P 0, <text:s text:c="2"/>spec 0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kappa_P 1, <text:s text:c="2"/>spec 1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38" office:value-type="string" calcext:value-type="string">
            <text:p>kappa_P 2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kappa_P(Tsun) 1, spec1</text:p>
          </table:table-cell>
          <table:table-cell/>
          <table:table-cell table:style-name="ce35" office:value-type="float" office:value="29" calcext:value-type="float">
            <text:p>29</text:p>
          </table:table-cell>
          <table:table-cell table:style-name="ce43" office:value-type="string" calcext:value-type="string">
            <text:p>kappa_P 0, <text:s text:c="2"/>spec 1</text:p>
          </table:table-cell>
        </table:table-row>
        <table:table-row table:style-name="ro1">
          <table:table-cell table:number-columns-repeated="6"/>
          <table:table-cell table:style-name="ce41" office:value-type="string" calcext:value-type="string">
            <text:p>Diagnostic file, 2 bands in 1 band out</text:p>
          </table:table-cell>
          <table:table-cell table:style-name="ce36"/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kappa_P(Tsun) 1, spec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8" office:value-type="string" calcext:value-type="string">
            <text:p>kappa_P (Tsun) 2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 table:style-name="ce43" office:value-type="string" calcext:value-type="string">
            <text:p>kappa_R 1, <text:s text:c="2"/>spec 2</text:p>
          </table:table-cell>
          <table:table-cell/>
          <table:table-cell table:style-name="ce35" office:value-type="float" office:value="30" calcext:value-type="float">
            <text:p>30</text:p>
          </table:table-cell>
          <table:table-cell table:style-name="ce43" office:value-type="string" calcext:value-type="string">
            <text:p>kappa_P 0, <text:s text:c="2"/>spec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2"/>
          <table:table-cell table:style-name="ce35" office:value-type="float" office:value="31" calcext:value-type="float">
            <text:p>31</text:p>
          </table:table-cell>
          <table:table-cell table:style-name="ce43" office:value-type="string" calcext:value-type="string">
            <text:p>kappa_R 1, <text:s text:c="2"/>spec 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rad_tot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 table:style-name="ce43" office:value-type="string" calcext:value-type="string">
            <text:p>kappa_P 1, <text:s text:c="2"/>spec 2</text:p>
          </table:table-cell>
          <table:table-cell/>
          <table:table-cell table:style-name="ce35" office:value-type="float" office:value="31" calcext:value-type="float">
            <text:p>31</text:p>
          </table:table-cell>
          <table:table-cell table:style-name="ce43" office:value-type="string" calcext:value-type="string">
            <text:p>kappa_P 0, <text:s text:c="2"/>spec 3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3" office:value-type="string" calcext:value-type="string">
            <text:p>kappa_P 1, <text:s text:c="2"/>spec 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_gas_0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43" office:value-type="string" calcext:value-type="string">
            <text:p>kappa_P(Tsun) 1, spec2</text:p>
          </table:table-cell>
          <table:table-cell/>
          <table:table-cell table:style-name="ce35" office:value-type="float" office:value="32" calcext:value-type="float">
            <text:p>32</text:p>
          </table:table-cell>
          <table:table-cell table:style-name="ce38" office:value-type="string" calcext:value-type="string">
            <text:p>kappa_R 0, <text:s text:c="2"/>spec 0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43" office:value-type="string" calcext:value-type="string">
            <text:p>kappa_P(Tsun) 1, spec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38" office:value-type="string" calcext:value-type="string">
            <text:p>Trad_tot</text:p>
          </table:table-cell>
          <table:table-cell/>
          <table:table-cell table:style-name="ce35" office:value-type="float" office:value="33" calcext:value-type="float">
            <text:p>33</text:p>
          </table:table-cell>
          <table:table-cell table:style-name="ce38" office:value-type="string" calcext:value-type="string">
            <text:p>kappa_R 0, <text:s text:c="2"/>spec 1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Trad_to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Flux 0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7" office:value-type="string" calcext:value-type="string">
            <text:p>T_gas spec 0</text:p>
          </table:table-cell>
          <table:table-cell/>
          <table:table-cell table:style-name="ce35" office:value-type="float" office:value="34" calcext:value-type="float">
            <text:p>34</text:p>
          </table:table-cell>
          <table:table-cell table:style-name="ce38" office:value-type="string" calcext:value-type="string">
            <text:p>kappa_R 0, <text:s text:c="2"/>spec 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37" office:value-type="string" calcext:value-type="string">
            <text:p>T_gas spec 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lux 1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5" calcext:value-type="float">
            <text:p>35</text:p>
          </table:table-cell>
          <table:table-cell table:style-name="ce38" office:value-type="string" calcext:value-type="string">
            <text:p>kappa_R 0, <text:s text:c="2"/>spec 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37" office:value-type="string" calcext:value-type="string">
            <text:p>T_gas spec 1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40" office:value-type="string" calcext:value-type="string">
            <text:p>Flux 2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ce35" office:value-type="float" office:value="36" calcext:value-type="float">
            <text:p>36</text:p>
          </table:table-cell>
          <table:table-cell table:style-name="ce38" office:value-type="string" calcext:value-type="string">
            <text:p>Trad_tot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37" office:value-type="string" calcext:value-type="string">
            <text:p>T_gas spec 2</text:p>
          </table:table-cell>
          <table:table-cell/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Lconvec Species1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ce35" office:value-type="float" office:value="37" calcext:value-type="float">
            <text:p>37</text:p>
          </table:table-cell>
          <table:table-cell table:style-name="ce37" office:value-type="string" calcext:value-type="string">
            <text:p>T_gas spec 0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42" office:value-type="string" calcext:value-type="string">
            <text:p>dS0</text:p>
          </table:table-cell>
          <table:table-cell/>
          <table:table-cell table:style-name="ce35" office:value-type="float" office:value="38" calcext:value-type="float">
            <text:p>38</text:p>
          </table:table-cell>
          <table:table-cell table:style-name="ce37" office:value-type="string" calcext:value-type="string">
            <text:p>P</text:p>
          </table:table-cell>
          <table:table-cell/>
          <table:table-cell table:style-name="Default" table:number-columns-repeated="2"/>
          <table:table-cell/>
          <table:table-cell table:style-name="ce35" office:value-type="float" office:value="38" calcext:value-type="float">
            <text:p>38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ce35" office:value-type="float" office:value="38" calcext:value-type="float">
            <text:p>38</text:p>
          </table:table-cell>
          <table:table-cell table:style-name="ce37" office:value-type="string" calcext:value-type="string">
            <text:p>T_gas spec 1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42" office:value-type="string" calcext:value-type="string">
            <text:p>dS1</text:p>
          </table:table-cell>
          <table:table-cell/>
          <table:table-cell table:style-name="ce35" office:value-type="float" office:value="39" calcext:value-type="float">
            <text:p>39</text:p>
          </table:table-cell>
          <table:table-cell table:style-name="ce38" office:value-type="string" calcext:value-type="string">
            <text:p>Flux 0</text:p>
          </table:table-cell>
          <table:table-cell/>
          <table:table-cell table:style-name="Default" table:number-columns-repeated="2"/>
          <table:table-cell/>
          <table:table-cell table:style-name="ce35" office:value-type="float" office:value="39" calcext:value-type="float">
            <text:p>39</text:p>
          </table:table-cell>
          <table:table-cell table:style-name="ce45" office:value-type="string" calcext:value-type="string">
            <text:p>Lconvec Species1</text:p>
          </table:table-cell>
          <table:table-cell/>
          <table:table-cell table:style-name="ce35" office:value-type="float" office:value="39" calcext:value-type="float">
            <text:p>39</text:p>
          </table:table-cell>
          <table:table-cell table:style-name="ce37" office:value-type="string" calcext:value-type="string">
            <text:p>T_gas spec 2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sum_spec rho kappa_R 0</text:p>
          </table:table-cell>
          <table:table-cell/>
          <table:table-cell table:style-name="ce35" office:value-type="float" office:value="40" calcext:value-type="float">
            <text:p>40</text:p>
          </table:table-cell>
          <table:table-cell table:style-name="ce45" office:value-type="string" calcext:value-type="string">
            <text:p>Flux 1</text:p>
          </table:table-cell>
          <table:table-cell/>
          <table:table-cell table:style-name="ce33" office:value-type="string" calcext:value-type="string">
            <text:p>Diagnostic file, 3 bands in, 1 band out</text:p>
          </table:table-cell>
          <table:table-cell table:style-name="ce36"/>
          <table:table-cell/>
          <table:table-cell table:style-name="ce35" office:value-type="float" office:value="40" calcext:value-type="float">
            <text:p>40</text:p>
          </table:table-cell>
          <table:table-cell table:style-name="ce45" office:value-type="string" calcext:value-type="string">
            <text:p>Lconvec Species2</text:p>
          </table:table-cell>
          <table:table-cell/>
          <table:table-cell table:style-name="ce35" office:value-type="float" office:value="40" calcext:value-type="float">
            <text:p>40</text:p>
          </table:table-cell>
          <table:table-cell table:style-name="ce37" office:value-type="string" calcext:value-type="string">
            <text:p>T_gas spec 3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tau_tot cell 0 = 9*dx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Lconvec Species1</text:p>
          </table:table-cell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45" office:value-type="string" calcext:value-type="string">
            <text:p>Lconvec Species3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37" office:value-type="string" calcext:value-type="string">
            <text:p>P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Lconvec Specie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table:style-name="ce38" office:value-type="string" calcext:value-type="string">
            <text:p>Flux 0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Lconvec Species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Lconvec Species1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kappa_P(Tsun) 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Lconvec Species2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kappa_P(Tsun) 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44" office:value-type="string" calcext:value-type="string">
            <text:p>J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Lconvec Species3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kappa_P 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 table:number-columns-repeated="5"/>
          <table:table-cell table:style-name="ce38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kappa_R 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 table:number-columns-repeated="5"/>
          <table:table-cell table:style-name="ce38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style-name="ce44" office:value-type="string" calcext:value-type="string">
            <text:p>Trad_tot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S2</text:p>
          </table:table-cell>
          <table:table-cell table:number-columns-repeated="5"/>
          <table:table-cell table:style-name="ce38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T_gas_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dS0</text:p>
          </table:table-cell>
          <table:table-cell table:number-columns-repeated="5"/>
          <table:table-cell table:style-name="ce43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44" office:value-type="string" calcext:value-type="string">
            <text:p>dS1</text:p>
          </table:table-cell>
          <table:table-cell table:number-columns-repeated="5"/>
          <table:table-cell table:style-name="ce43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38" office:value-type="string" calcext:value-type="string">
            <text:p>Flux 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dS2</text:p>
          </table:table-cell>
          <table:table-cell table:number-columns-repeated="5"/>
          <table:table-cell table:style-name="ce43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Lconvective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rhokappa_R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4"/>
          <table:table-cell office:value-type="float" office:value="12" calcext:value-type="float">
            <text:p>12</text:p>
          </table:table-cell>
          <table:table-cell table:style-name="ce44" office:value-type="string" calcext:value-type="string">
            <text:p>tau_tot cell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tau_tot radial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/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tau_tot radial 2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Default"/>
          <table:table-cell table:number-columns-repeated="4"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kappa_S 0, spec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4"/>
          <table:table-cell office:value-type="float" office:value="17" calcext:value-type="float">
            <text:p>17</text:p>
          </table:table-cell>
          <table:table-cell table:style-name="ce46" office:value-type="string" calcext:value-type="string">
            <text:p>kappa_S 0, spec1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4"/>
          <table:table-cell office:value-type="float" office:value="18" calcext:value-type="float">
            <text:p>18</text:p>
          </table:table-cell>
          <table:table-cell table:style-name="ce46" office:value-type="string" calcext:value-type="string">
            <text:p>kappa_S 0, spec2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41" office:value-type="string" calcext:value-type="string">
            <text:p>Diagnostic file, 1 bands in, 1 band out, 2 species</text:p>
          </table:table-cell>
          <table:table-cell table:style-name="ce36"/>
          <table:table-cell table:number-columns-repeated="4"/>
          <table:table-cell office:value-type="float" office:value="19" calcext:value-type="float">
            <text:p>19</text:p>
          </table:table-cell>
          <table:table-cell table:style-name="ce38" office:value-type="string" calcext:value-type="string">
            <text:p>kappa_S 1, spec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style-name="ce46" office:value-type="string" calcext:value-type="string">
            <text:p>kappa_S 1, spec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46" office:value-type="string" calcext:value-type="string">
            <text:p>kappa_S 1, spec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38" office:value-type="string" calcext:value-type="string">
            <text:p>kappa_S 2, spec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style-name="ce46" office:value-type="string" calcext:value-type="string">
            <text:p>kappa_S 2, spec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J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style-name="ce46" office:value-type="string" calcext:value-type="string">
            <text:p>kappa_S 2, spec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style-name="ce38" office:value-type="string" calcext:value-type="string">
            <text:p>kappa_P 0, spec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42" office:value-type="string" calcext:value-type="string">
            <text:p>dS0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table:style-name="ce38" office:value-type="string" calcext:value-type="string">
            <text:p>kappa_P 0, spec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sum_spec rho kappa_R 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style-name="ce38" office:value-type="string" calcext:value-type="string">
            <text:p>kappa_P 0, spec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38" office:value-type="string" calcext:value-type="string">
            <text:p>tau_tot cell 0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38" office:value-type="string" calcext:value-type="string">
            <text:p>kappa_R 0, spec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tau_tot radial 0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style-name="ce38" office:value-type="string" calcext:value-type="string">
            <text:p>kappa_R 0, spec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38" office:value-type="string" calcext:value-type="string">
            <text:p>kappa_S 0, spec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style-name="ce38" office:value-type="string" calcext:value-type="string">
            <text:p>kappa_R 0, spec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style-name="ce46" office:value-type="string" calcext:value-type="string">
            <text:p>kappa_S 0, spec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Trad_tot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kappa_P 0, <text:s text:c="2"/>spec 0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T_gas_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kappa_P 0, <text:s text:c="2"/>spec 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38" office:value-type="string" calcext:value-type="string">
            <text:p>kappa_R 0, <text:s text:c="2"/>spec 0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Flux 0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38" office:value-type="string" calcext:value-type="string">
            <text:p>kappa_R 0, <text:s text:c="2"/>spec 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Flux 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38" office:value-type="string" calcext:value-type="string">
            <text:p>Trad_tot</text:p>
          </table:table-cell>
          <table:table-cell table:number-columns-repeated="4"/>
          <table:table-cell table:style-name="ce35" office:value-type="float" office:value="36" calcext:value-type="float">
            <text:p>36</text:p>
          </table:table-cell>
          <table:table-cell table:style-name="ce40" office:value-type="string" calcext:value-type="string">
            <text:p>Flux 2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T_gas spec 0</text:p>
          </table:table-cell>
          <table:table-cell table:number-columns-repeated="4"/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Lconvec Species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T_gas spec 1</text:p>
          </table:table-cell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P spec 0</text:p>
          </table:table-cell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P spec 1</text:p>
          </table:table-cell>
          <table:table-cell table:number-columns-repeated="4"/>
          <table:table-cell table:style-name="Default"/>
          <table:table-cell table:style-name="ce44"/>
          <table:table-cell table:number-columns-repeated="6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ce38" office:value-type="string" calcext:value-type="string">
            <text:p>Flux 0</text:p>
          </table:table-cell>
          <table:table-cell table:number-columns-repeated="4"/>
          <table:table-cell table:style-name="Default"/>
          <table:table-cell table:style-name="ce44"/>
          <table:table-cell table:number-columns-repeated="6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Lconvec Species1</text:p>
          </table:table-cell>
          <table:table-cell table:number-columns-repeated="4"/>
          <table:table-cell table:style-name="Default"/>
          <table:table-cell table:style-name="ce44"/>
          <table:table-cell table:number-columns-repeated="6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Lconvec Species2</text:p>
          </table:table-cell>
          <table:table-cell table:number-columns-repeated="4"/>
          <table:table-cell table:style-name="Default"/>
          <table:table-cell table:style-name="ce43"/>
          <table:table-cell table:number-columns-repeated="6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Lconvec Species3</text:p>
          </table:table-cell>
          <table:table-cell table:number-columns-repeated="4"/>
          <table:table-cell table:style-name="Default"/>
          <table:table-cell table:style-name="ce43"/>
          <table:table-cell table:number-columns-repeated="6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46"/>
          <table:table-cell table:number-columns-repeated="4"/>
          <table:table-cell table:style-name="Default"/>
          <table:table-cell table:style-name="ce43"/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26" calcext:value-type="float">
            <text:p>26</text:p>
          </table:table-cell>
          <table:table-cell table:style-name="ce38"/>
          <table:table-cell table:number-columns-repeated="4"/>
          <table:table-cell table:style-name="Default"/>
          <table:table-cell table:style-name="ce38"/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27" calcext:value-type="float">
            <text:p>27</text:p>
          </table:table-cell>
          <table:table-cell table:style-name="ce46"/>
          <table:table-cell table:number-columns-repeated="4"/>
          <table:table-cell table:style-name="Default"/>
          <table:table-cell table:style-name="ce38"/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28" calcext:value-type="float">
            <text:p>28</text:p>
          </table:table-cell>
          <table:table-cell table:style-name="Default"/>
          <table:table-cell table:number-columns-repeated="4"/>
          <table:table-cell table:style-name="Default"/>
          <table:table-cell table:style-name="ce38"/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29" calcext:value-type="float">
            <text:p>29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30" calcext:value-type="float">
            <text:p>30</text:p>
          </table:table-cell>
          <table:table-cell table:style-name="ce43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31" calcext:value-type="float">
            <text:p>31</text:p>
          </table:table-cell>
          <table:table-cell table:style-name="ce43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32" calcext:value-type="float">
            <text:p>32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33" calcext:value-type="float">
            <text:p>33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34" calcext:value-type="float">
            <text:p>34</text:p>
          </table:table-cell>
          <table:table-cell table:style-name="ce38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35" calcext:value-type="float">
            <text:p>35</text:p>
          </table:table-cell>
          <table:table-cell table:style-name="ce38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36" calcext:value-type="float">
            <text:p>36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37" calcext:value-type="float">
            <text:p>37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38" calcext:value-type="float">
            <text:p>38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39" calcext:value-type="float">
            <text:p>39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35" office:value-type="float" office:value="40" calcext:value-type="float">
            <text:p>40</text:p>
          </table:table-cell>
          <table:table-cell table:number-columns-repeated="5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Default" office:value-type="float" office:value="41" calcext:value-type="float">
            <text:p>41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Default" office:value-type="float" office:value="42" calcext:value-type="float">
            <text:p>42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Default" office:value-type="float" office:value="43" calcext:value-type="float">
            <text:p>43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Default" office:value-type="float" office:value="44" calcext:value-type="float">
            <text:p>44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Default" office:value-type="float" office:value="45" calcext:value-type="float">
            <text:p>45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 style:data-style-name="N2" text:time-value="17:30:01.413769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1-11-26T17:04:05.211350999</dc:date>
    <meta:editing-duration>P18DT4H49M35S</meta:editing-duration>
    <meta:editing-cycles>28</meta:editing-cycles>
    <meta:generator>LibreOffice/6.4.5.2$Linux_X86_64 LibreOffice_project/40$Build-2</meta:generator>
    <meta:document-statistic meta:table-count="1" meta:cell-count="680" meta:object-count="0"/>
  </office:meta>
</office:document-meta>
</file>